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mex10" svg:font-family="cmex10"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2.3896in" style:rel-column-width="3443*"/>
    </style:style>
    <style:style style:name="Table1.B" style:family="table-column">
      <style:table-column-properties style:column-width="2.0556in" style:rel-column-width="2962*"/>
    </style:style>
    <style:style style:name="Table1.C" style:family="table-column">
      <style:table-column-properties style:column-width="2.2486in" style:rel-column-width="3240*"/>
    </style:style>
    <style:style style:name="Table1.A1" style:family="table-cell">
      <style:table-cell-properties fo:padding="0in" fo:border="none" style:writing-mode="page"/>
    </style:style>
    <style:style style:name="P1" style:family="paragraph" style:parent-style-name="Preformatted_20_Text">
      <style:paragraph-properties fo:text-align="end" style:justify-single-word="false"/>
      <style:text-properties fo:font-size="16pt" officeooo:rsid="00092ad8" officeooo:paragraph-rsid="00092ad8" style:font-size-asian="16pt" style:font-name-complex="Noto Naskh Arabic" style:font-size-complex="16pt"/>
    </style:style>
    <style:style style:name="P2" style:family="paragraph" style:parent-style-name="Preformatted_20_Text">
      <style:paragraph-properties fo:text-align="center" style:justify-single-word="false"/>
      <style:text-properties fo:font-size="16pt" officeooo:rsid="00092ad8" officeooo:paragraph-rsid="00092ad8" style:font-size-asian="16pt" style:font-name-complex="Noto Naskh Arabic" style:font-size-complex="16pt"/>
    </style:style>
    <style:style style:name="P3" style:family="paragraph" style:parent-style-name="Preformatted_20_Text">
      <style:paragraph-properties fo:text-align="end" style:justify-single-word="false"/>
      <style:text-properties fo:font-size="16pt" officeooo:rsid="000ceb04" officeooo:paragraph-rsid="000ceb04" style:font-size-asian="16pt" style:font-name-complex="Noto Naskh Arabic" style:font-size-complex="16pt"/>
    </style:style>
    <style:style style:name="P4" style:family="paragraph" style:parent-style-name="Preformatted_20_Text">
      <style:paragraph-properties fo:text-align="end" style:justify-single-word="false"/>
      <style:text-properties fo:font-size="16pt" officeooo:rsid="000e5d43" officeooo:paragraph-rsid="000e5d43" style:font-size-asian="16pt" style:font-name-complex="Noto Naskh Arabic" style:font-size-complex="16pt"/>
    </style:style>
    <style:style style:name="P5" style:family="paragraph" style:parent-style-name="Preformatted_20_Text">
      <style:paragraph-properties fo:text-align="end" style:justify-single-word="false"/>
      <style:text-properties fo:font-size="20pt" fo:font-weight="bold" officeooo:rsid="00092ad8" officeooo:paragraph-rsid="00092ad8" style:font-size-asian="20pt" style:font-weight-asian="bold" style:font-name-complex="Noto Naskh Arabic" style:font-size-complex="20pt" style:font-weight-complex="bold"/>
    </style:style>
    <style:style style:name="P6" style:family="paragraph" style:parent-style-name="Preformatted_20_Text">
      <style:paragraph-properties fo:text-align="end" style:justify-single-word="false"/>
      <style:text-properties fo:font-size="20pt" fo:font-weight="bold" officeooo:rsid="00092ad8" officeooo:paragraph-rsid="000c9930" style:font-size-asian="20pt" style:font-weight-asian="bold" style:font-name-complex="Noto Naskh Arabic" style:font-size-complex="20pt" style:font-weight-complex="bold"/>
    </style:style>
    <style:style style:name="P7" style:family="paragraph" style:parent-style-name="Preformatted_20_Text">
      <style:paragraph-properties fo:text-align="end" style:justify-single-word="false"/>
      <style:text-properties fo:font-size="20pt" fo:font-weight="bold" officeooo:rsid="00092ad8" officeooo:paragraph-rsid="000ceb04" style:font-size-asian="20pt" style:font-weight-asian="bold" style:font-name-complex="Noto Naskh Arabic" style:font-size-complex="20pt" style:font-weight-complex="bold"/>
    </style:style>
    <style:style style:name="P8" style:family="paragraph" style:parent-style-name="Table_20_Contents">
      <style:paragraph-properties fo:text-align="end" style:justify-single-word="false"/>
      <style:text-properties style:font-name="Liberation Mono" fo:font-size="16pt" officeooo:rsid="000ceb04" officeooo:paragraph-rsid="000ceb04" style:font-name-asian="Noto Sans Mono CJK SC" style:font-size-asian="16pt" style:font-name-complex="Noto Naskh Arabic" style:font-size-complex="16pt"/>
    </style:style>
    <style:style style:name="T1" style:family="text">
      <style:text-properties officeooo:rsid="000b13e4"/>
    </style:style>
    <style:style style:name="T2" style:family="text">
      <style:text-properties officeooo:rsid="000c9930"/>
    </style:style>
    <style:style style:name="T3" style:family="text">
      <style:text-properties officeooo:rsid="000ceb04"/>
    </style:style>
    <style:style style:name="T4" style:family="text">
      <style:text-properties officeooo:rsid="000e5d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بسم الله الرحمن الرحیم</text:p>
      <text:p text:style-name="P2">پروژه ساختار و زبان کامپیوتر<text:tab/><text:tab/><text:tab/><text:tab/>پاییز ۱۴۰۴ – دانشگاه صنعتی شریف</text:p>
      <text:p text:style-name="P2">رهام قاسمی قمی<text:tab/><text:tab/><text:tab/><text:tab/><text:tab/><text:tab/><text:tab/>۴۰۳۱۰۶۴۵۴</text:p>
      <text:p text:style-name="P2">استاد: دکتر جهانگیر</text:p>
      <text:p text:style-name="P2"/>
      <text:p text:style-name="P5">شرح پروژه</text:p>
      <text:p text:style-name="P1">در طی این پروژه، تلاش می‌گردد با کمک فناوری‌های موازی‌سازی هستهٔ کانولوشن را تسریع بخشید. با توجه به این اصل که کانولوشن هستهٔ بسیاری از فناوری‌هایی از قبیل یادگیری ژرف و آنالیز داده‌های متنوع می‌باشد، با تسریع این بخش می‌توان بسیاری از فناوری‌های مربوطه را سرعت بخشید.</text:p>
      <text:p text:style-name="P1">در ابتدای این پروژه، نخست یک برنامهٔ سطح بالای کانولوشن را لحاظ کرده و آن را تا سر حد امکان به کمک دستورهای <text:span text:style-name="T1">AVX2 بهینه می‌نماییم. برای این کار می‌توانیم در هر دور پیمایش حداکثر ۸ بایت را لحاظ کرده و این ۸ بایت را همزمان مورد بررسی قرار داد. در ایدهٔ پیاده‌سازی شده، بدین‌سان این برنامه اجرا می‌شود که برای هر ۸ بایت معادلا کانولوشن در تمامی درایه‌های ماتریس انباشته می‌شود و مقدار نهایی این ۸ بایت محاسبه می‌گردد و سپس به ۸ بایت بعدی می‌رود. به طور نظری ممکن است حداکثر ۳۲ بایت در یک پیمایش توسط </text:span><text:span text:style-name="T2">AVX2 بررسی گردد، لیکن طبق مطالعات و تلاش‌های بنده بیش از ۸ بایت از نظر مفاهیم سرریز و سادگی پیاده‌سازی ممکن نیست.</text:span></text:p>
      <text:p text:style-name="P1">برای مثال تصور کنید که ماتریس هسته شامل ۵ خانه ۲۵۵، ۲۵۴، ۲۵۳، ۲۵۲ و ۲۵۱ و ۴ خانه <text:s/>-۲۵۵ می‌باشد؛ آنگاه اگر آن پنج خانه معادل پنج رنگ سفید و ۴ خانه معادل مشکی باشند، نتیجه از ۱۶ بیت خارج می‌شود، پس تشخیص این موارد به سادگی و به سرعت ممکن نخواهد بود.</text:p>
      <text:p text:style-name="P1"/>
      <text:p text:style-name="P1"/>
      <text:p text:style-name="P1"/>
      <text:p text:style-name="P1"/>
      <text:p text:style-name="P1"/>
      <text:p text:style-name="P1"/>
      <text:p text:style-name="P1"/>
      <text:p text:style-name="P6"><text:soft-page-break/>فاز نخست</text:p>
      <text:p text:style-name="P1">در این فاز یک کد سطح بالای کانولوشن را به طور مطرح شده با زبان سطح پایین و به کمک <text:span text:style-name="T3">AVX2 بهینه می‌نماییم. سپس به کمک چند عکس با ماتریس تصادفی (به درجات 3، 5 و 7) میزان تسریع کد را محاسبه و بررسی می‌کنیم.</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8">میزان تسریع (رشد به درصد)</text:p>
          </table:table-cell>
          <table:table-cell table:style-name="Table1.A1" office:value-type="string">
            <text:p text:style-name="P8">زمان برنامهٔ بهینه (ms)</text:p>
          </table:table-cell>
          <table:table-cell table:style-name="Table1.A1" office:value-type="string">
            <text:p text:style-name="P8">زمان برنامهٔ غیربهینه (ms)</text:p>
          </table:table-cell>
        </table:table-row>
        <table:table-row>
          <table:table-cell table:style-name="Table1.A1" office:value-type="string">
            <text:p text:style-name="P8">1361</text:p>
          </table:table-cell>
          <table:table-cell table:style-name="Table1.A1" office:value-type="string">
            <text:p text:style-name="P8">166</text:p>
          </table:table-cell>
          <table:table-cell table:style-name="Table1.A1" office:value-type="string">
            <text:p text:style-name="P8">2422</text:p>
          </table:table-cell>
        </table:table-row>
        <table:table-row>
          <table:table-cell table:style-name="Table1.A1" office:value-type="string">
            <text:p text:style-name="P8">1200</text:p>
          </table:table-cell>
          <table:table-cell table:style-name="Table1.A1" office:value-type="string">
            <text:p text:style-name="P8">927</text:p>
          </table:table-cell>
          <table:table-cell table:style-name="Table1.A1" office:value-type="string">
            <text:p text:style-name="P8">12062</text:p>
          </table:table-cell>
        </table:table-row>
        <table:table-row>
          <table:table-cell table:style-name="Table1.A1" office:value-type="string">
            <text:p text:style-name="P8">1131</text:p>
          </table:table-cell>
          <table:table-cell table:style-name="Table1.A1" office:value-type="string">
            <text:p text:style-name="P8">422</text:p>
          </table:table-cell>
          <table:table-cell table:style-name="Table1.A1" office:value-type="string">
            <text:p text:style-name="P8">5204</text:p>
          </table:table-cell>
        </table:table-row>
        <table:table-row>
          <table:table-cell table:style-name="Table1.A1" office:value-type="string">
            <text:p text:style-name="P8">1068</text:p>
          </table:table-cell>
          <table:table-cell table:style-name="Table1.A1" office:value-type="string">
            <text:p text:style-name="P8">443</text:p>
          </table:table-cell>
          <table:table-cell table:style-name="Table1.A1" office:value-type="string">
            <text:p text:style-name="P8">5179</text:p>
          </table:table-cell>
        </table:table-row>
        <table:table-row>
          <table:table-cell table:style-name="Table1.A1" office:value-type="string">
            <text:p text:style-name="P8">1281</text:p>
          </table:table-cell>
          <table:table-cell table:style-name="Table1.A1" office:value-type="string">
            <text:p text:style-name="P8">3</text:p>
          </table:table-cell>
          <table:table-cell table:style-name="Table1.A1" office:value-type="string">
            <text:p text:style-name="P8">43</text:p>
          </table:table-cell>
        </table:table-row>
        <table:table-row>
          <table:table-cell table:style-name="Table1.A1" office:value-type="string">
            <text:p text:style-name="P8">1429</text:p>
          </table:table-cell>
          <table:table-cell table:style-name="Table1.A1" office:value-type="string">
            <text:p text:style-name="P8">243</text:p>
          </table:table-cell>
          <table:table-cell table:style-name="Table1.A1" office:value-type="string">
            <text:p text:style-name="P8">3709</text:p>
          </table:table-cell>
        </table:table-row>
        <table:table-row>
          <table:table-cell table:style-name="Table1.A1" office:value-type="string">
            <text:p text:style-name="P8">1336</text:p>
          </table:table-cell>
          <table:table-cell table:style-name="Table1.A1" office:value-type="string">
            <text:p text:style-name="P8">74</text:p>
          </table:table-cell>
          <table:table-cell table:style-name="Table1.A1" office:value-type="string">
            <text:p text:style-name="P8">1058</text:p>
          </table:table-cell>
        </table:table-row>
        <table:table-row>
          <table:table-cell table:style-name="Table1.A1" office:value-type="string">
            <text:p text:style-name="P8">1395</text:p>
          </table:table-cell>
          <table:table-cell table:style-name="Table1.A1" office:value-type="string">
            <text:p text:style-name="P8">71</text:p>
          </table:table-cell>
          <table:table-cell table:style-name="Table1.A1" office:value-type="string">
            <text:p text:style-name="P8">1068</text:p>
          </table:table-cell>
        </table:table-row>
        <table:table-row>
          <table:table-cell table:style-name="Table1.A1" office:value-type="string">
            <text:p text:style-name="P8">1333</text:p>
          </table:table-cell>
          <table:table-cell table:style-name="Table1.A1" office:value-type="string">
            <text:p text:style-name="P8">73</text:p>
          </table:table-cell>
          <table:table-cell table:style-name="Table1.A1" office:value-type="string">
            <text:p text:style-name="P8">1049</text:p>
          </table:table-cell>
        </table:table-row>
        <table:table-row>
          <table:table-cell table:style-name="Table1.A1" office:value-type="string">
            <text:p text:style-name="P8">1373</text:p>
          </table:table-cell>
          <table:table-cell table:style-name="Table1.A1" office:value-type="string">
            <text:p text:style-name="P8">71</text:p>
          </table:table-cell>
          <table:table-cell table:style-name="Table1.A1" office:value-type="string">
            <text:p text:style-name="P8">1054</text:p>
          </table:table-cell>
        </table:table-row>
        <table:table-row>
          <table:table-cell table:style-name="Table1.A1" office:value-type="string">
            <text:p text:style-name="P8">1166</text:p>
          </table:table-cell>
          <table:table-cell table:style-name="Table1.A1" office:value-type="string">
            <text:p text:style-name="P8">81</text:p>
          </table:table-cell>
          <table:table-cell table:style-name="Table1.A1" office:value-type="string">
            <text:p text:style-name="P8">1020</text:p>
          </table:table-cell>
        </table:table-row>
        <table:table-row>
          <table:table-cell table:style-name="Table1.A1" office:value-type="string">
            <text:p text:style-name="P8">1323</text:p>
          </table:table-cell>
          <table:table-cell table:style-name="Table1.A1" office:value-type="string">
            <text:p text:style-name="P8">75</text:p>
          </table:table-cell>
          <table:table-cell table:style-name="Table1.A1" office:value-type="string">
            <text:p text:style-name="P8">1067</text:p>
          </table:table-cell>
        </table:table-row>
        <table:table-row>
          <table:table-cell table:style-name="Table1.A1" office:value-type="string">
            <text:p text:style-name="P8">1327</text:p>
          </table:table-cell>
          <table:table-cell table:style-name="Table1.A1" office:value-type="string">
            <text:p text:style-name="P8">74</text:p>
          </table:table-cell>
          <table:table-cell table:style-name="Table1.A1" office:value-type="string">
            <text:p text:style-name="P8">1061</text:p>
          </table:table-cell>
        </table:table-row>
        <table:table-row>
          <table:table-cell table:style-name="Table1.A1" office:value-type="string">
            <text:p text:style-name="P8">1172</text:p>
          </table:table-cell>
          <table:table-cell table:style-name="Table1.A1" office:value-type="string">
            <text:p text:style-name="P8">195</text:p>
          </table:table-cell>
          <table:table-cell table:style-name="Table1.A1" office:value-type="string">
            <text:p text:style-name="P8">2483</text:p>
          </table:table-cell>
        </table:table-row>
        <table:table-row>
          <table:table-cell table:style-name="Table1.A1" office:value-type="string">
            <text:p text:style-name="P8">856</text:p>
          </table:table-cell>
          <table:table-cell table:style-name="Table1.A1" office:value-type="string">
            <text:p text:style-name="P8">248</text:p>
          </table:table-cell>
          <table:table-cell table:style-name="Table1.A1" office:value-type="string">
            <text:p text:style-name="P8">2370</text:p>
          </table:table-cell>
        </table:table-row>
        <table:table-row>
          <table:table-cell table:style-name="Table1.A1" office:value-type="string">
            <text:p text:style-name="P8">1208</text:p>
          </table:table-cell>
          <table:table-cell table:style-name="Table1.A1" office:value-type="string">
            <text:p text:style-name="P8">191</text:p>
          </table:table-cell>
          <table:table-cell table:style-name="Table1.A1" office:value-type="string">
            <text:p text:style-name="P8">2500</text:p>
          </table:table-cell>
        </table:table-row>
        <table:table-row>
          <table:table-cell table:style-name="Table1.A1" office:value-type="string">
            <text:p text:style-name="P8">1288</text:p>
          </table:table-cell>
          <table:table-cell table:style-name="Table1.A1" office:value-type="string">
            <text:p text:style-name="P8">170</text:p>
          </table:table-cell>
          <table:table-cell table:style-name="Table1.A1" office:value-type="string">
            <text:p text:style-name="P8">2364</text:p>
          </table:table-cell>
        </table:table-row>
        <table:table-row>
          <table:table-cell table:style-name="Table1.A1" office:value-type="string">
            <text:p text:style-name="P8">839</text:p>
          </table:table-cell>
          <table:table-cell table:style-name="Table1.A1" office:value-type="string">
            <text:p text:style-name="P8">306</text:p>
          </table:table-cell>
          <table:table-cell table:style-name="Table1.A1" office:value-type="string">
            <text:p text:style-name="P8">2875</text:p>
          </table:table-cell>
        </table:table-row>
        <table:table-row>
          <table:table-cell table:style-name="Table1.A1" office:value-type="string">
            <text:p text:style-name="P8">1393</text:p>
          </table:table-cell>
          <table:table-cell table:style-name="Table1.A1" office:value-type="string">
            <text:p text:style-name="P8">162</text:p>
          </table:table-cell>
          <table:table-cell table:style-name="Table1.A1" office:value-type="string">
            <text:p text:style-name="P8">2414</text:p>
          </table:table-cell>
        </table:table-row>
        <table:table-row>
          <table:table-cell table:style-name="Table1.A1" office:value-type="string">
            <text:p text:style-name="P8">1011</text:p>
          </table:table-cell>
          <table:table-cell table:style-name="Table1.A1" office:value-type="string">
            <text:p text:style-name="P8">209</text:p>
          </table:table-cell>
          <table:table-cell table:style-name="Table1.A1" office:value-type="string">
            <text:p text:style-name="P8">2320</text:p>
          </table:table-cell>
        </table:table-row>
      </table:table>
      <text:p text:style-name="P1"/>
      <text:p text:style-name="P1"><text:soft-page-break/>همانطور که مشاهده می‌گردد در اکثر موارد بین ۱۰۰۰ تا ۱۳۰۰ برابر رشد داشته‌ایم که این به معنای این است که به طور متوسط برنامهٔ سطح پایین سرعتی معادل ۱۱ الی ۱۴ برابر برنامهٔ سطح بالا دارد.</text:p>
      <text:p text:style-name="P1"/>
      <text:p text:style-name="P3">نکتهٔ قابل توجه: در تمامی محاسبات زمانی فوق، از زمان بارگذاری و ذخیره‌سازی تصاویر صرف نظر شده‌است و فقط زمان آنالیز داده‌ها محاسبه گشته است.</text:p>
      <text:p text:style-name="P3"/>
      <text:p text:style-name="P3"/>
      <text:p text:style-name="P7">فاز <text:span text:style-name="T3">دوم</text:span></text:p>
      <text:p text:style-name="P3">نکتهٔ قابل توجه: در تمامی محاسبات زمانی فوق، از زمان بارگذاری و ذخیره‌سازی تصاویر صرف نظر شده‌است و فقط زمان آنالیز داده‌ها محاسبه گشته است. <text:span text:style-name="T4">در این قسمت، با استفاده از پیدا کردن زنجیر لبه‌ها و بررسی میزان خمیدگی آن‌ها تلاش می‌شود که دایره‌های تصویر مشخص شوند.</text:span></text:p>
      <text:p text:style-name="P4">پس از بررسی این الگوریتم برای ۱۰۰ تصویر مشخص می‌شود که این الگوریتم در ۶۸ درصد موارد صحیح کار کرده است و همچنین میزان تسریع آن 167٪ می‌باشد.</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mex10" svg:font-family="cmex10"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2-26T09:03:42.697762374</dc:date>
    <meta:editing-duration>PT6H33M40S</meta:editing-duration>
    <meta:editing-cycles>17</meta:editing-cycles>
    <meta:generator>LibreOffice/24.2.7.2$Linux_X86_64 LibreOffice_project/420$Build-2</meta:generator>
    <meta:document-statistic meta:table-count="1" meta:image-count="0" meta:object-count="0" meta:page-count="3" meta:paragraph-count="78" meta:word-count="504" meta:character-count="2443" meta:non-whitespace-character-count="2006"/>
  </office:meta>
</office:document-meta>
</file>